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</office:automatic-styles>
  <office:body>
    <office:text>
      <text:p text:style-name="P1">"""This is a module for our Person class.</text:p>
      <text:p text:style-name="P2">.. author: Yilmaz Mustafa &lt;yilmaz.mustafa@intecbrussel.be&gt;</text:p>
      <text:p text:style-name="P3">"""</text:p>
      <text:p text:style-name="P4"/>
      <text:p text:style-name="P5">from datetime import date</text:p>
      <text:p text:style-name="P6"/>
      <text:p text:style-name="P7">class Person:</text:p>
      <text:p text:style-name="P8"><text:s text:c="4"/>"""This is a class which represents a person. It is a bit of a silly class.</text:p>
      <text:p text:style-name="P9"><text:s text:c="4"/>It stores some personal information, and can calculate a person's age.</text:p>
      <text:p text:style-name="P10"><text:s text:c="4"/>"""</text:p>
      <text:p text:style-name="P11"/>
      <text:p text:style-name="P12"><text:s text:c="4"/>def __init__(self, name, surname, birthdate, address, telephone, email):</text:p>
      <text:p text:style-name="P13"><text:s text:c="8"/>"""This method creates a new person.</text:p>
      <text:p text:style-name="P14"/>
      <text:p text:style-name="P15"><text:s text:c="8"/>:param name: first name</text:p>
      <text:p text:style-name="P16"><text:s text:c="8"/>:type name: str</text:p>
      <text:p text:style-name="P17"><text:s text:c="8"/>:param surname: surname</text:p>
      <text:p text:style-name="P18"><text:s text:c="8"/>:type surname: str</text:p>
      <text:p text:style-name="P19"><text:s text:c="8"/>:param birthdate: date of birth</text:p>
      <text:p text:style-name="P20"><text:s text:c="8"/>:type birthdate: datetime.date</text:p>
      <text:p text:style-name="P21"><text:s text:c="8"/>:param address: physical address</text:p>
      <text:p text:style-name="P22"><text:s text:c="8"/>:type address: str</text:p>
      <text:p text:style-name="P23"><text:s text:c="8"/>:param telephone: telephone number</text:p>
      <text:p text:style-name="P24"><text:s text:c="8"/>:type telephone: str</text:p>
      <text:p text:style-name="P25"><text:s text:c="8"/>:param email: email address</text:p>
      <text:p text:style-name="P26"><text:s text:c="8"/>:type email: str</text:p>
      <text:p text:style-name="P27"><text:s text:c="8"/>"""</text:p>
      <text:p text:style-name="P28"/>
      <text:p text:style-name="P29"><text:s text:c="8"/>self.name = name</text:p>
      <text:p text:style-name="P30"><text:s text:c="8"/>self.surname = surname</text:p>
      <text:p text:style-name="P31"><text:s text:c="8"/>self.birthdate = birthdate</text:p>
      <text:p text:style-name="P32"/>
      <text:p text:style-name="P33"><text:s text:c="8"/>self.address = address</text:p>
      <text:p text:style-name="P34"><text:s text:c="8"/>self.telephone = telephone</text:p>
      <text:p text:style-name="P35"><text:s text:c="8"/>self.email = email</text:p>
      <text:p text:style-name="P36"/>
      <text:p text:style-name="P37"><text:s text:c="4"/>def age(self):</text:p>
      <text:p text:style-name="P38"><text:s text:c="8"/>"""This method calculates the person's age from the birthdate and the current date.</text:p>
      <text:p text:style-name="P39"/>
      <text:p text:style-name="P40"><text:s text:c="8"/>:returns: int -- the person's age in years</text:p>
      <text:p text:style-name="P41"><text:s text:c="8"/>"""</text:p>
      <text:p text:style-name="P42"><text:s text:c="8"/>today = date.today()</text:p>
      <text:p text:style-name="P43"><text:s text:c="8"/>age = today.year - self.birthdate.year</text:p>
      <text:p text:style-name="P44"/>
      <text:p text:style-name="P45"><text:s text:c="8"/>if today &lt; date(today.year, self.birthdate.month, self.birthdate.day):</text:p>
      <text:p text:style-name="P46"><text:s text:c="12"/>age -= 1</text:p>
      <text:p text:style-name="P47"/>
      <text:p text:style-name="P48"><text:s text:c="8"/>return age</text:p>
      <text:p text:style-name="P49"/>
      <text:p text:style-name="P50"><text:s text:c="4"/>def info(self):</text:p>
      <text:p text:style-name="P51"><text:s text:c="8"/>return "Person: " + self.name + " " + self.surname + ", is " + str(self.age()) + " years old.\n\tContact: " + self.address + "." + str(self.telephone) + ", " + self.email </text:p>
      <text:p text:style-name="P52"/>
      <text:p text:style-name="P53"/>
      <text:p text:style-name="P54"/>
      <text:p text:style-name="P55">person1 = Person("Justin", "Bieber", date.fromisoformat("1986-03-11"), "Brussel Centraal", 46852145678, "just.in@be")</text:p>
      <text:p text:style-name="P56">print(person1.info())</text:p>
      <text:p text:style-name="P57"/>
      <text:p text:style-name="P58">person2 = Person("Nikola", "Tesla", date.fromisoformat("1967-03-11"), "Stad Gent", 4966321185, "nikola.tesla@legends.com")</text:p>
      <text:p text:style-name="P59">print(person2.info())</text:p>
      <text:p text:style-name="P60">Person: Justin Bieber, is 35 years old.</text:p>
      <text:p text:style-name="P61"><text:s text:c="4"/>Contact: Brussel Centraal.46852145678, just.in@be</text:p>
      <text:p text:style-name="P62">Person: Nikola Tesla, is 54 years old.</text:p>
      <text:p text:style-name="P63"><text:s text:c="4"/>Contact: Stad Gent.4966321185, nikola.tesla@legends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8T19:58:35Z</meta:creation-date>
    <dc:date>2022-12-18T19:58:35Z</dc:date>
  </office:meta>
</office:document-meta>
</file>